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a de acontecimientos:</text:p>
      <text:list xml:id="list666540148" text:style-name="L1">
        <text:list-item>
          <text:p text:style-name="P1">El profesor ingresa experiencia educativa</text:p>
        </text:list-item>
        <text:list-item>
          <text:p text:style-name="P1">El profesor ingresa evidencia</text:p>
        </text:list-item>
        <text:list-item>
          <text:p text:style-name="P1">El profesor da de alta alumnos</text:p>
        </text:list-item>
        <text:list-item>
          <text:p text:style-name="P1">El profesor ingresa calificaciones</text:p>
        </text:list-item>
        <text:list-item>
          <text:p text:style-name="P1">El profesor solicita reporte de calificaciones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3-02-06T17:30:51</meta:creation-date>
    <dc:date>2013-02-06T22:18:51</dc:date>
    <dc:creator>Alex </dc:creator>
    <meta:editing-duration>PT4H32M50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6" meta:word-count="33" meta:character-count="210" meta:non-whitespace-character-count="188"/>
  </office:meta>
</office:document-meta>
</file>